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2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3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4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5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6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7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8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9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10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1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12" style:family="text">
      <style:text-properties fo:font-size="10.00pt" fo:font-weight="normal" fo:font-family="'JetBrains Mono'" style:font-family-asian="'JetBrains Mono'" style:font-family-complex="'JetBrains Mono'" fo:background-color="transparent" fo:color="#56a8f5"/>
    </style:style>
    <style:style style:name="T13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4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15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6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17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8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19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20" style:family="text">
      <style:text-properties fo:font-size="10.00pt" fo:font-weight="normal" fo:font-family="'JetBrains Mono'" style:font-family-asian="'JetBrains Mono'" style:font-family-complex="'JetBrains Mono'" fo:background-color="transparent" fo:color="#c77dbb" fo:font-style="italic"/>
    </style:style>
    <style:style style:name="T21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22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23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24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25" style:family="text">
      <style:text-properties fo:font-size="10.00pt" fo:font-weight="normal" fo:font-family="Calibri" style:font-family-asian="Calibri" style:font-family-complex="Calibri" fo:background-color="transparent" fo:color="#7a7e85"/>
    </style:style>
    <style:style style:name="T26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27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28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29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30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31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32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33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34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35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36" style:family="text">
      <style:text-properties fo:font-size="10.00pt" fo:font-weight="normal" fo:font-family="'JetBrains Mono'" style:font-family-asian="'JetBrains Mono'" style:font-family-complex="'JetBrains Mono'" fo:background-color="transparent" fo:color="#c77dbb" fo:font-style="italic"/>
    </style:style>
    <style:style style:name="T37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38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39" style:family="text">
      <style:text-properties fo:font-size="10.00pt" fo:font-weight="normal" fo:font-family="Calibri" style:font-family-asian="Calibri" style:font-family-complex="Calibri" fo:background-color="transparent" fo:color="#7a7e85"/>
    </style:style>
    <style:style style:name="T40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41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42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43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44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45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46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47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48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49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50" style:family="text">
      <style:text-properties fo:font-size="10.00pt" fo:font-weight="normal" fo:font-family="Calibri" style:font-family-asian="Calibri" style:font-family-complex="Calibri" fo:background-color="transparent" fo:color="#7a7e85"/>
    </style:style>
    <style:style style:name="T51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52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53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54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55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56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57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58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59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60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61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62" style:family="text">
      <style:text-properties fo:font-size="10.00pt" fo:font-weight="normal" fo:font-family="Calibri" style:font-family-asian="Calibri" style:font-family-complex="Calibri" fo:background-color="transparent" fo:color="#7a7e85"/>
    </style:style>
    <style:style style:name="T63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64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65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66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67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68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69" style:family="text">
      <style:text-properties fo:font-size="10.00pt" fo:font-weight="normal" fo:font-family="'JetBrains Mono'" style:font-family-asian="'JetBrains Mono'" style:font-family-complex="'JetBrains Mono'" fo:background-color="transparent" fo:color="#c77dbb" fo:font-style="italic"/>
    </style:style>
    <style:style style:name="T70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71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72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73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74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75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76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77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78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79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80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81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82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83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84" style:family="text">
      <style:text-properties fo:font-size="10.00pt" fo:font-weight="normal" fo:font-family="Calibri" style:font-family-asian="Calibri" style:font-family-complex="Calibri" fo:background-color="transparent" fo:color="#6aab73"/>
    </style:style>
    <style:style style:name="T85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86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87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88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89" style:family="text">
      <style:text-properties fo:font-size="10.00pt" fo:font-weight="normal" fo:font-family="'JetBrains Mono'" style:font-family-asian="'JetBrains Mono'" style:font-family-complex="'JetBrains Mono'" fo:background-color="transparent" fo:color="#c77dbb" fo:font-style="italic"/>
    </style:style>
    <style:style style:name="T90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91" style:family="text">
      <style:text-properties fo:font-size="10.00pt" fo:font-weight="normal" fo:font-family="'JetBrains Mono'" style:font-family-asian="'JetBrains Mono'" style:font-family-complex="'JetBrains Mono'" fo:background-color="transparent" fo:color="#c77dbb" fo:font-style="italic"/>
    </style:style>
    <style:style style:name="T92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93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94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95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96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97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98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99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100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01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102" style:family="text">
      <style:text-properties fo:font-size="10.00pt" fo:font-weight="normal" fo:font-family="Calibri" style:font-family-asian="Calibri" style:font-family-complex="Calibri" fo:background-color="transparent" fo:color="#7a7e85"/>
    </style:style>
    <style:style style:name="T103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104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05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106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07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108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09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110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11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112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13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114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15" style:family="text">
      <style:text-properties fo:font-size="10.00pt" fo:font-weight="normal" fo:font-family="'JetBrains Mono'" style:font-family-asian="'JetBrains Mono'" style:font-family-complex="'JetBrains Mono'" fo:background-color="transparent" fo:color="#c77dbb" fo:font-style="italic"/>
    </style:style>
    <style:style style:name="T116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17" style:family="text">
      <style:text-properties fo:font-size="10.00pt" fo:font-weight="normal" fo:font-family="'JetBrains Mono'" style:font-family-asian="'JetBrains Mono'" style:font-family-complex="'JetBrains Mono'" fo:background-color="transparent" fo:color="#c77dbb" fo:font-style="italic"/>
    </style:style>
    <style:style style:name="T118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19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120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21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122" style:family="text">
      <style:text-properties fo:font-size="10.00pt" fo:font-weight="normal" fo:font-family="'JetBrains Mono'" style:font-family-asian="'JetBrains Mono'" style:font-family-complex="'JetBrains Mono'" fo:background-color="transparent" fo:color="#56a8f5"/>
    </style:style>
    <style:style style:name="T123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24" style:family="text">
      <style:text-properties fo:font-size="10.00pt" fo:font-weight="normal" fo:font-family="'JetBrains Mono'" style:font-family-asian="'JetBrains Mono'" style:font-family-complex="'JetBrains Mono'" fo:background-color="transparent" fo:color="#bcbec4" fo:font-style="italic"/>
    </style:style>
    <style:style style:name="T125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26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127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28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129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import<text:s/></text:span><text:span text:style-name="T2">javax.swing.*;<text:line-break/></text:span><text:span text:style-name="T3">import<text:s/></text:span><text:span text:style-name="T4">javax.swing.table.DefaultTableModel;<text:line-break/></text:span><text:span text:style-name="T5">import<text:s/></text:span><text:span text:style-name="T6">java.awt.*;<text:line-break/><text:line-break/></text:span><text:span text:style-name="T7">public class<text:s/></text:span><text:span text:style-name="T8">BibliotecaBuscar<text:s/></text:span><text:span text:style-name="T9">extends<text:s/></text:span><text:span text:style-name="T10">JFrame {<text:line-break/><text:line-break/><text:s text:c="4"/></text:span><text:span text:style-name="T11">public<text:s/></text:span><text:span text:style-name="T12">BibliotecaBuscar</text:span><text:span text:style-name="T13">() {<text:line-break/><text:s text:c="8"/>setTitle(</text:span><text:span text:style-name="T14">"Biblioteca - Buscar Livros"</text:span><text:span text:style-name="T15">);<text:line-break/><text:s text:c="8"/>setSize(</text:span><text:span text:style-name="T16">600</text:span><text:span text:style-name="T17">,<text:s/></text:span><text:span text:style-name="T18">400</text:span><text:span text:style-name="T19">);<text:line-break/><text:s text:c="8"/>setDefaultCloseOperation(JFrame.</text:span><text:span text:style-name="T20">EXIT_ON_CLOSE</text:span><text:span text:style-name="T21">);<text:line-break/><text:s text:c="8"/>setLocationRelativeTo(</text:span><text:span text:style-name="T22">null</text:span><text:span text:style-name="T23">);<text:line-break/><text:line-break/><text:s text:c="8"/></text:span><text:span text:style-name="T24">// Painel superior (barra de busca e bot</text:span><text:span text:style-name="T25">õ</text:span><text:span text:style-name="T26">es)<text:line-break/><text:s text:c="8"/></text:span><text:span text:style-name="T27">JPanel topPanel =<text:s/></text:span><text:span text:style-name="T28">new<text:s/></text:span><text:span text:style-name="T29">JPanel(</text:span><text:span text:style-name="T30">new<text:s/></text:span><text:span text:style-name="T31">BorderLayout());<text:line-break/><text:s text:c="8"/>JPanel searchPanel =<text:s/></text:span><text:span text:style-name="T32">new<text:s/></text:span><text:span text:style-name="T33">JPanel(</text:span><text:span text:style-name="T34">new<text:s/></text:span><text:span text:style-name="T35">FlowLayout(FlowLayout.</text:span><text:span text:style-name="T36">LEFT</text:span><text:span text:style-name="T37">));<text:line-break/><text:line-break/><text:s text:c="8"/></text:span><text:span text:style-name="T38">// Bot</text:span><text:span text:style-name="T39">ã</text:span><text:span text:style-name="T40">o de voltar<text:line-break/><text:s text:c="8"/></text:span><text:span text:style-name="T41">JButton backButton =<text:s/></text:span><text:span text:style-name="T42">new<text:s/></text:span><text:span text:style-name="T43">JButton(</text:span><text:span text:style-name="T44">"Voltar"</text:span><text:span text:style-name="T45">);<text:line-break/><text:s text:c="8"/>backButton.addActionListener(e -&gt; {<text:line-break/><text:s text:c="12"/>dispose();<text:s/></text:span><text:span text:style-name="T46">// Fecha a janela atual<text:line-break/><text:s text:c="12"/></text:span><text:span text:style-name="T47">new<text:s/></text:span><text:span text:style-name="T48">Selecionar();<text:s/></text:span><text:span text:style-name="T49">// Retorna<text:s/></text:span><text:span text:style-name="T50">à</text:span><text:span text:style-name="T51"><text:s/>tela principal<text:line-break/><text:s text:c="8"/></text:span><text:span text:style-name="T52">});<text:line-break/><text:s text:c="8"/>searchPanel.add(backButton);<text:line-break/><text:line-break/><text:s text:c="8"/></text:span><text:span text:style-name="T53">// Campo de busca<text:line-break/><text:s text:c="8"/></text:span><text:span text:style-name="T54">JTextField searchField =<text:s/></text:span><text:span text:style-name="T55">new<text:s/></text:span><text:span text:style-name="T56">JTextField(</text:span><text:span text:style-name="T57">20</text:span><text:span text:style-name="T58">);<text:line-break/><text:s text:c="8"/>searchField.setToolTipText(</text:span><text:span text:style-name="T59">"Pesquisar livro..."</text:span><text:span text:style-name="T60">);<text:line-break/><text:s text:c="8"/>searchPanel.add(searchField);<text:line-break/><text:line-break/><text:s text:c="8"/></text:span><text:span text:style-name="T61">// Bot</text:span><text:span text:style-name="T62">õ</text:span><text:span text:style-name="T63">es de filtro<text:line-break/><text:s text:c="8"/></text:span><text:span text:style-name="T64">JPanel filterPanel =<text:s/></text:span><text:span text:style-name="T65">new<text:s/></text:span><text:span text:style-name="T66">JPanel(</text:span><text:span text:style-name="T67">new<text:s/></text:span><text:span text:style-name="T68">FlowLayout(FlowLayout.</text:span><text:span text:style-name="T69">LEFT</text:span><text:span text:style-name="T70">));<text:line-break/><text:s text:c="8"/>JToggleButton allButton =<text:s/></text:span><text:span text:style-name="T71">new<text:s/></text:span><text:span text:style-name="T72">JToggleButton(</text:span><text:span text:style-name="T73">"Todos"</text:span><text:span text:style-name="T74">,<text:s/></text:span><text:span text:style-name="T75">true</text:span><text:span text:style-name="T76">);<text:line-break/><text:s text:c="8"/>JToggleButton borrowedButton =<text:s/></text:span><text:span text:style-name="T77">new<text:s/></text:span><text:span text:style-name="T78">JToggleButton(</text:span><text:span text:style-name="T79">"Emprestado"</text:span><text:span text:style-name="T80">);<text:line-break/><text:s text:c="8"/>JToggleButton availableButton =<text:s/></text:span><text:span text:style-name="T81">new<text:s/></text:span><text:span text:style-name="T82">JToggleButton(</text:span><text:span text:style-name="T83">"Dispon</text:span><text:span text:style-name="T84">í</text:span><text:span text:style-name="T85">vel"</text:span><text:span text:style-name="T86">);<text:line-break/><text:line-break/><text:s text:c="8"/>ButtonGroup filterGroup =<text:s/></text:span><text:span text:style-name="T87">new<text:s/></text:span><text:span text:style-name="T88">ButtonGroup();<text:line-break/><text:s text:c="8"/>filterGroup.add(allButton);<text:line-break/><text:s text:c="8"/>filterGroup.add(borrowedButton);<text:line-break/><text:s text:c="8"/>filterGroup.add(availableButton);<text:line-break/><text:line-break/><text:s text:c="8"/>filterPanel.add(allButton);<text:line-break/><text:s text:c="8"/>filterPanel.add(borrowedButton);<text:line-break/><text:s text:c="8"/>filterPanel.add(availableButton);<text:line-break/><text:line-break/><text:s text:c="8"/>topPanel.add(searchPanel, BorderLayout.</text:span><text:span text:style-name="T89">NORTH</text:span><text:span text:style-name="T90">);<text:line-break/><text:s text:c="8"/>topPanel.add(filterPanel, BorderLayout.</text:span><text:span text:style-name="T91">SOUTH</text:span><text:span text:style-name="T92">);<text:line-break/><text:line-break/><text:s text:c="8"/></text:span><text:span text:style-name="T93">// Tabela<text:line-break/><text:s text:c="8"/></text:span><text:span text:style-name="T94">String[] columns = {</text:span><text:span text:style-name="T95">"Cod."</text:span><text:span text:style-name="T96">,<text:s/></text:span><text:span text:style-name="T97">"Livro"</text:span><text:span text:style-name="T98">,<text:s/></text:span><text:span text:style-name="T99">"Status"</text:span><text:span text:style-name="T100">};<text:line-break/><text:s text:c="8"/>Object[][] data = {};<text:s/></text:span><text:span text:style-name="T101">// Dados vazios no in</text:span><text:span text:style-name="T102">í</text:span><text:span text:style-name="T103">cio<text:line-break/><text:s text:c="8"/></text:span><text:span text:style-name="T104">DefaultTableModel model =<text:s/></text:span><text:span text:style-name="T105">new<text:s/></text:span><text:span text:style-name="T106">DefaultTableModel(data, columns);<text:line-break/><text:s text:c="8"/>JTable table =<text:s/></text:span><text:span text:style-name="T107">new<text:s/></text:span><text:span text:style-name="T108">JTable(model);<text:line-break/><text:line-break/><text:s text:c="8"/>JScrollPane scrollPane =<text:s/></text:span><text:span text:style-name="T109">new<text:s/></text:span><text:span text:style-name="T110">JScrollPane(table);<text:line-break/><text:line-break/><text:s text:c="8"/></text:span><text:span text:style-name="T111">// Layout principal<text:line-break/><text:s text:c="8"/></text:span><text:span text:style-name="T112">setLayout(</text:span><text:span text:style-name="T113">new<text:s/></text:span><text:span text:style-name="T114">BorderLayout());<text:line-break/><text:s text:c="8"/>add(topPanel, BorderLayout.</text:span><text:span text:style-name="T115">NORTH</text:span><text:span text:style-name="T116">);<text:line-break/><text:s text:c="8"/>add(scrollPane, BorderLayout.</text:span><text:span text:style-name="T117">CENTER</text:span><text:span text:style-name="T118">);<text:line-break/><text:line-break/><text:s text:c="8"/>setVisible(</text:span><text:span text:style-name="T119">true</text:span><text:span text:style-name="T120">);<text:line-break/><text:s text:c="4"/>}<text:line-break/><text:line-break/><text:s text:c="4"/></text:span><text:span text:style-name="T121">public static void<text:s/></text:span><text:span text:style-name="T122">main</text:span><text:span text:style-name="T123">(String[] args) {<text:line-break/><text:s text:c="8"/>SwingUtilities.</text:span><text:span text:style-name="T124">invokeLater</text:span><text:span text:style-name="T125">(() -&gt; {<text:line-break/><text:s text:c="12"/>BibliotecaBuscar app =<text:s/></text:span><text:span text:style-name="T126">new<text:s/></text:span><text:span text:style-name="T127">BibliotecaBuscar();<text:line-break/><text:s text:c="12"/>app.setVisible(</text:span><text:span text:style-name="T128">true</text:span><text:span text:style-name="T129">);<text:line-break/><text:s text:c="8"/>});<text:line-break/><text:s text:c="4"/>}<text:line-break/>}<text:line-break/></text:span></text:p>
      <text:p text:style-name="P2"><text:span text:style-name="T13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